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5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22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1cm" draw:caption-point-x="-0.576cm" draw:caption-point-y="1.632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3.0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0">20/09/2024</text:date>, <text:time>05:5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4M6S</meta:editing-duration>
    <meta:editing-cycles>1198</meta:editing-cycles>
    <meta:generator>OpenOffice/4.1.15$Win32 OpenOffice.org_project/4115m2$Build-9813</meta:generator>
    <dc:date>2024-09-20T05:58:56.72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